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co2" style:family="table-column">
      <style:table-column-properties fo:break-before="auto" style:column-width="790.5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0"/>
    <style:style style:name="ce3" style:family="table-cell" style:parent-style-name="Default" style:data-style-name="N122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date" office:date-value="2016-08-22" calcext:value-type="date">
            <text:p>22-Aug</text:p>
          </table:table-cell>
          <table:table-cell table:style-name="ce3" office:value-type="time" office:time-value="PT05H00M00S" calcext:value-type="time">
            <text:p>5:00</text:p>
          </table:table-cell>
          <table:table-cell office:value-type="string" calcext:value-type="string">
            <text:p>Slides doorgewerk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3" calcext:value-type="date">
            <text:p>23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4" calcext:value-type="date">
            <text:p>24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per doorlez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5" calcext:value-type="date">
            <text:p>25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zig met 4-connectedness en irreducible triangula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26" calcext:value-type="date">
            <text:p>26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7" calcext:value-type="date">
            <text:p>27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8" calcext:value-type="date">
            <text:p>28-Aug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8-29" calcext:value-type="date">
            <text:p>29-Au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schreven 4-connected etc.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0" calcext:value-type="date">
            <text:p>30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Kort bekijken van He(REL -&gt; dual) en zelf psuedo (3,3) probren te vinde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8-31" calcext:value-type="date">
            <text:p>31-Au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denken correcntes proof Fus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1" calcext:value-type="date">
            <text:p>1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itschrijven corretness proof tot E2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2" calcext:value-type="date">
            <text:p>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retness proof af (maar nog slordig)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3" calcext:value-type="date">
            <text:p>3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4" calcext:value-type="date">
            <text:p>4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5" calcext:value-type="date">
            <text:p>5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lpha orientations + trying out i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6" calcext:value-type="date">
            <text:p>6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 + collect questions + make rinzma graph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07" calcext:value-type="date">
            <text:p>7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8" calcext:value-type="date">
            <text:p>8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09" calcext:value-type="date">
            <text:p>9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0" calcext:value-type="date">
            <text:p>10-Sep</text:p>
          </table:table-cell>
          <table:table-cell table:number-columns-repeated="1023"/>
        </table:table-row>
        <table:table-row table:style-name="ro1">
          <table:table-cell table:style-name="ce1" office:value-type="date" office:date-value="2016-09-11" calcext:value-type="date">
            <text:p>11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wing that (2,inft) is necesarry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2" calcext:value-type="date">
            <text:p>12-S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algo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3" calcext:value-type="date">
            <text:p>13-S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ting, fight with jabref, organise todo's in mindmap, wrote problem description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4" calcext:value-type="date">
            <text:p>14-S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scafolds and fixing corner assignments/ making scafold offical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5" calcext:value-type="date">
            <text:p>15-S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scafold proof and creating images, tought up horizontal one-sided as modification of the Fusy algorithm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6" calcext:value-type="date">
            <text:p>16-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 gefrut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7" calcext:value-type="date">
            <text:p>17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written part on connectedness of both plane triangulations and triangullations of the kgon, formalized theorhems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6-09-18" calcext:value-type="date">
            <text:p>18-S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-s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ized horizonatl onsided sweepline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eeting, + voorbereiden + lezen kuster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id an awfull lot of reading (paper and <text:s/>thesis of kusters), papier opruimen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of paper kusters and wrong paper Yeap et al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dit problem description .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ing up, thinking about red algorithm, how to handle kusters and yeap lind moves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sters graphs, kloten met ip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hinking about algo for red, assuming no $C4$, trying to handle c4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utten met I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e plaatjes gemaakt, voorbereiden gespre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orbereeiden gesprek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en kut gedaan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egonnen aan bewijs uitshcrijven, template en preamble, notatie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k <text:s/>beschreve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rorganiseren alg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adenken over alg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riting out the red algo. Up to the recursion. Still have to show the result is (1,\infty) red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iting out red proof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ttle bit off red proof, schiet nietecht op. Workflow omgegeooid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vising work so far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sing, split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rst version to be read by Bettina and kevin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Meeting, prepare meeting, getting back into 4-cycl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 h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KantHe and thinking about 4cycle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eling with tex and atom, more about 4cycles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Thinking about 4-cycles, found counterexample!!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eetje schrijven. Intensiee dag met rij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about rectangular duals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ting, herschrijven hoofdstuk 5 richting klotelemm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rijven rel’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hinking about unified alg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fied algo, fences are a bitch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string" calcext:value-type="string">
            <text:p>Aan game gewerk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g met team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inking about undifiend algo, some kind of entomb and flip aproach</text:p>
          </table:table-cell>
          <table:table-cell office:value-type="string" calcext:value-type="string">
            <text:p>Assement gedaan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rijven vooral definities en plaatjes voor flips</text:p>
          </table:table-cell>
          <table:table-cell office:value-type="string" calcext:value-type="string">
            <text:p>lunclezing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, removing large curls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DO think about spli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akijken, Pas om 5 uur naar bed :(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ing unified algo</text:p>
          </table:table-cell>
          <table:table-cell office:value-type="string" calcext:value-type="string">
            <text:p>Nakijken, uitslapen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ting, reading draft unified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Procamdag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nge of notation, draft correction</text:p>
          </table:table-cell>
          <table:table-cell office:value-type="string" calcext:value-type="string">
            <text:p>Salarisonderhandeling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tda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ves problemen, begonnen met simple aplicatie schrijven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eve strips, aplicatie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Unified Algo wont work :((</text:p>
          </table:table-cell>
          <table:table-cell office:value-type="string" calcext:value-type="string">
            <text:p>Rijle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ting, trying to find a better counterexample, reading on 5 connected graphs</text:p>
          </table:table-cell>
          <table:table-cell office:value-type="string" calcext:value-type="string">
            <text:p>Lesgeven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Work out general outline of new algo attempt. Try to answer questions proposed in the meeting</text:p>
          </table:table-cell>
          <table:table-cell office:value-type="string" calcext:value-type="string">
            <text:p>Timewax gespre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structing a REL using construction steps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kinds of reearch. Mostly dual, planar sepro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k little bit about “double fence” <text:s/>algoritm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Double fence, “crossing chords” and “evade NSP”</text:p>
          </table:table-cell>
          <table:table-cell office:value-type="string" calcext:value-type="string">
            <text:p>Rijles, Proca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atie opzet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Presentatiie draft</text:p>
          </table:table-cell>
          <table:table-cell office:value-type="string" calcext:value-type="string">
            <text:p>Legende, kapper, bieb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view presentation + work on it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esentatie maken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tatie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ige dag, denken over alg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kke dag, denken over alg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echte ochtend, goede middag: <text:s/>denken over algo. Begint wel aardig te werken, nog geen idee van het bewij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down algo, kladversie bewij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pare meeting notes + meeting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Geprobeerd nieuw uni neer te zetten, carfull analysis got us stuck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woon gewerkt. Voortgang is erg moeilijk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ips uitgewerkt. Hoop dat ik de details sluitend krij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ying to beat monster Z’s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llege geven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ying to do 3hop</text:p>
          </table:table-cell>
          <table:table-cell office:value-type="string" calcext:value-type="string">
            <text:p>gesprekken</text:p>
          </table:table-cell>
          <table:table-cell office:value-type="string" calcext:value-type="string">
            <text:p>Kwam moeilijk in de flow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g gewerkt, consider caling topfan large if it’s 4+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orbraakje, split oly over small topfa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nflips?, Regeular stuff just doesnt want to solve it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algo. Starting to run into problems agai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ying counterexamples etc.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rking on new algo. Things are coming together :). 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se distionction chord shrink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riting about original algo. Assuming we don’t have sep 5-cycle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idivison with toploaded edg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tje schrijven</text:p>
          </table:table-cell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-</number:text>
      <number:month number:textual="true"/>
    </number:date-style>
    <number:time-style style:name="N122">
      <number:hours/>
      <number:text>:</number:text>
      <number:minutes number:style="long"/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18:32:47.866615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6-09-16T00:00:00Z</meta:creation-date>
    <dc:date>2017-01-22T18:33:10.396460629</dc:date>
    <meta:editing-cycles>70</meta:editing-cycles>
    <meta:editing-duration>PT4H16M24S</meta:editing-duration>
    <meta:document-statistic meta:table-count="1" meta:cell-count="33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